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Myenv) priya@gpuwks:~/Documents/kmeans$ python3 cluster_Old.py </text:p>
      <text:p text:style-name="Standard">[248194 119444 158469 <text:s text:c="2"/>7560 <text:s/>73909 235478 <text:s/>85216 <text:s/>75913 196320 227866</text:p>
      <text:p text:style-name="Standard"><text:s text:c="2"/>43231 187550 <text:s/>96616 227504 156223 260773 187367 127721 <text:s/>89453 175801</text:p>
      <text:p text:style-name="Standard"><text:s/>109603 129841]</text:p>
      <text:p text:style-name="Standard">Initial error value is computed as <text:s/>3667.147188210476</text:p>
      <text:p text:style-name="Standard"/>
      <text:p text:style-name="Standard">Error is computed as <text:s/>373.46638477404423</text:p>
      <text:p text:style-name="Standard"/>
      <text:p text:style-name="Standard">Error is computed as <text:s/>139.60982271387982</text:p>
      <text:p text:style-name="Standard"/>
      <text:p text:style-name="Standard">Error is computed as <text:s/>84.97332153404842</text:p>
      <text:p text:style-name="Standard"/>
      <text:p text:style-name="Standard">Error is computed as <text:s/>60.87002390614286</text:p>
      <text:p text:style-name="Standard"/>
      <text:p text:style-name="Standard">Error is computed as <text:s/>54.466648191336645</text:p>
      <text:p text:style-name="Standard"/>
      <text:p text:style-name="Standard">Error is computed as <text:s/>43.440643027290605</text:p>
      <text:p text:style-name="Standard"/>
      <text:p text:style-name="Standard">Error is computed as <text:s/>36.44967681056887</text:p>
      <text:p text:style-name="Standard"/>
      <text:p text:style-name="Standard">Error is computed as <text:s/>33.26226681653831</text:p>
      <text:p text:style-name="Standard"/>
      <text:p text:style-name="Standard">Error is computed as <text:s/>40.45562673404176</text:p>
      <text:p text:style-name="Standard"/>
      <text:p text:style-name="Standard">Error is computed as <text:s/>34.07278719060215</text:p>
      <text:p text:style-name="Standard"/>
      <text:p text:style-name="Standard">Error is computed as <text:s/>22.927953459953294</text:p>
      <text:p text:style-name="Standard"/>
      <text:p text:style-name="Standard">Error is computed as <text:s/>20.64202002979259</text:p>
      <text:p text:style-name="Standard"/>
      <text:p text:style-name="Standard">Error is computed as <text:s/>21.693979069154842</text:p>
      <text:p text:style-name="Standard"/>
      <text:p text:style-name="Standard">Error is computed as <text:s/>17.090460355632985</text:p>
      <text:p text:style-name="Standard"/>
      <text:p text:style-name="Standard">Error is computed as <text:s/>13.303192739185429</text:p>
      <text:p text:style-name="Standard"/>
      <text:p text:style-name="Standard">Error is computed as <text:s/>7.205272468497391</text:p>
      <text:p text:style-name="Standard"/>
      <text:p text:style-name="Standard">Error is computed as <text:s/>4.788968610533534</text:p>
      <text:p text:style-name="Standard"/>
      <text:p text:style-name="Standard">Error is computed as <text:s/>3.8801156891501116</text:p>
      <text:p text:style-name="Standard"/>
      <text:p text:style-name="Standard">Error is computed as <text:s/>1.9937277599378362</text:p>
      <text:p text:style-name="Standard"/>
      <text:p text:style-name="Standard">Error is computed as <text:s/>2.59891395583797</text:p>
      <text:p text:style-name="Standard"/>
      <text:p text:style-name="Standard">Error is computed as <text:s/>1.0996271390160595</text:p>
      <text:p text:style-name="Standard"/>
      <text:p text:style-name="Standard">Error is computed as <text:s/>0.9044037420053929</text:p>
      <text:p text:style-name="Standard"/>
      <text:p text:style-name="Standard">Error is computed as <text:s/>0.7763780422216547</text:p>
      <text:p text:style-name="Standard"/>
      <text:p text:style-name="Standard"><text:soft-page-break/>Error is computed as <text:s/>0.5488400491214928</text:p>
      <text:p text:style-name="Standard"/>
      <text:p text:style-name="Standard">Error is computed as <text:s/>0.8281032736511413</text:p>
      <text:p text:style-name="Standard"/>
      <text:p text:style-name="Standard">Error is computed as <text:s/>0.7187508633783822</text:p>
      <text:p text:style-name="Standard"/>
      <text:p text:style-name="Standard">Error is computed as <text:s/>0.5263431892726683</text:p>
      <text:p text:style-name="Standard"/>
      <text:p text:style-name="Standard">Error is computed as <text:s/>0.0</text:p>
      <text:p text:style-name="Standard">(Myenv) priya@gpuwks:~/Documents/kmeans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7:15:41.847306560</meta:creation-date>
    <dc:date>2019-09-17T17:15:51.155976703</dc:date>
    <meta:editing-duration>PT10S</meta:editing-duration>
    <meta:editing-cycles>1</meta:editing-cycles>
    <meta:document-statistic meta:table-count="0" meta:image-count="0" meta:object-count="0" meta:page-count="2" meta:paragraph-count="34" meta:word-count="175" meta:character-count="1407" meta:non-whitespace-character-count="1225"/>
    <meta:generator>LibreOffice/6.1.6.3$Linux_X86_64 LibreOffice_project/10$Build-3</meta:generator>
  </office:meta>
</office:document-meta>
</file>